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color="#a52a2a"/>
    </style:style>
    <style:style style:name="T2" style:family="text">
      <style:text-properties fo:color="#0000cd"/>
    </style:style>
    <style:style style:name="T3" style:family="text">
      <style:text-properties fo: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&lt;</text:span><text:span text:style-name="T1">!DOCTYPE</text:span><text:span text:style-name="T3"> html</text:span><text:span text:style-name="T2">&gt;<text:line-break/>&lt;</text:span><text:span text:style-name="T1">html</text:span><text:span text:style-name="T2">&gt;<text:line-break/>&lt;</text:span><text:span text:style-name="T1">head</text:span><text:span text:style-name="T2">&gt;<text:line-break/>&lt;</text:span><text:span text:style-name="T1">title</text:span><text:span text:style-name="T2">&gt;Hello World!&lt;</text:span><text:span text:style-name="T1">/title</text:span><text:span text:style-name="T2">&gt;<text:line-break/>&lt;</text:span><text:span text:style-name="T1">link</text:span><text:span text:style-name="T3"> rel</text:span><text:span text:style-name="T2">="stylesheet"</text:span><text:span text:style-name="T3"> href</text:span><text:span text:style-name="T2">="bluestyle.css"&gt;<text:line-break/>&lt;</text:span><text:span text:style-name="T1">/head</text:span><text:span text:style-name="T2">&gt;<text:line-break/>&lt;</text:span><text:span text:style-name="T1">body</text:span><text:span text:style-name="T2">&gt;<text:line-break/><text:line-break/>&lt;</text:span><text:span text:style-name="T1">h1</text:span><text:span text:style-name="T2">&gt;Hello world!&lt;</text:span><text:span text:style-name="T1">/h1</text:span><text:span text:style-name="T2">&gt;<text:line-break/>&lt;</text:span><text:span text:style-name="T1">div</text:span><text:span text:style-name="T2">&gt;&lt;</text:span><text:span text:style-name="T1">img</text:span><text:span text:style-name="T3"> src</text:span><text:span text:style-name="T2">="img_hello_world.jpg"</text:span><text:span text:style-name="T3"> alt</text:span><text:span text:style-name="T2">="Hello World from Space"</text:span><text:span text:style-name="T3"> style</text:span><text:span text:style-name="T2">="width:100%;max-width:960px"&gt;&lt;</text:span><text:span text:style-name="T1">/div</text:span><text:span text:style-name="T2">&gt;<text:line-break/>&lt;</text:span><text:span text:style-name="T1">p</text:span><text:span text:style-name="T2">&gt;This is the first file in my new Git Repo.&lt;</text:span><text:span text:style-name="T1">/p</text:span><text:span text:style-name="T2">&gt;<text:line-break/>&lt;</text:span><text:span text:style-name="T1">p</text:span><text:span text:style-name="T2">&gt;A new line in our file!&lt;</text:span><text:span text:style-name="T1">/p</text:span><text:span text:style-name="T2">&gt;<text:line-break/>&lt;</text:span><text:span text:style-name="T1">div</text:span><text:span text:style-name="T2">&gt;&lt;</text:span><text:span text:style-name="T1">img</text:span><text:span text:style-name="T3"> src</text:span><text:span text:style-name="T2">="img_hello_git.jpg"</text:span><text:span text:style-name="T3"> alt</text:span><text:span text:style-name="T2">="Hello Git"</text:span><text:span text:style-name="T3"> style</text:span><text:span text:style-name="T2">="width:100%;max-width:640px"&gt;&lt;</text:span><text:span text:style-name="T1">/div</text:span><text:span text:style-name="T2">&gt;<text:line-break/><text:line-break/>&lt;</text:span><text:span text:style-name="T1">/body</text:span><text:span text:style-name="T2">&gt;<text:line-break/>&lt;</text:span><text:span text:style-name="T1">/html</text:span><text:span text:style-name="T2">&gt;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9T16:34:55.226077412</meta:creation-date>
    <dc:date>2022-07-01T14:51:14.235558540</dc:date>
    <meta:editing-duration>PT1M9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1" meta:word-count="43" meta:character-count="438" meta:non-whitespace-character-count="393"/>
  </office:meta>
</office:document-meta>
</file>